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ff" draw:fill="none" draw:textarea-horizontal-align="justify" draw:textarea-vertical-align="middle" draw:auto-grow-height="false" fo:min-height="2.35cm" fo:min-width="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87cm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1.05cm" fo:min-width="5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2.343cm"/>
    </style:style>
    <style:style style:name="gr6" style:family="graphic" style:parent-style-name="standard">
      <style:graphic-properties svg:stroke-color="#0000ff" draw:fill="none" draw:textarea-horizontal-align="justify" draw:textarea-vertical-align="middle" draw:auto-grow-height="false" fo:min-height="3.25cm" fo:min-width="2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8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9" style:family="graphic" style:parent-style-name="objectwithoutfill">
      <style:graphic-properties svg:stroke-color="#000000" draw:marker-end="Arrow" draw:fill="none" draw:textarea-vertical-align="middle"/>
    </style:style>
    <style:style style:name="gr10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cm" fo:min-width="1.2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45cm" fo:min-width="1.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1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6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395cm"/>
    </style:style>
    <style:style style:name="gr15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2.1cm"/>
    </style:style>
    <style:style style:name="gr16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1.7cm"/>
    </style:style>
    <style:style style:name="gr17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0cm" fo:min-width="0.62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7.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bf0041" draw:fill="none" draw:textarea-horizontal-align="justify" draw:textarea-vertical-align="middle" draw:auto-grow-height="false" fo:min-height="0.75cm" fo:min-width="4.5cm"/>
    </style:style>
    <style:style style:name="gr22" style:family="graphic" style:parent-style-name="standard">
      <style:graphic-properties svg:stroke-color="#bf0041" draw:fill="none" draw:textarea-horizontal-align="justify" draw:textarea-vertical-align="middle" draw:auto-grow-height="false" fo:min-height="0.75cm" fo:min-width="5.8cm"/>
    </style:style>
    <style:style style:name="gr23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5pt" style:font-size-asian="18pt" style:font-size-complex="18pt"/>
    </style:style>
    <style:style style:name="P7" style:family="paragraph">
      <loext:graphic-properties draw:fill="none" draw:fill-color="#ffffff"/>
      <style:text-properties fo:color="#00ae00" fo:font-size="18pt" style:font-size-asian="18pt" style:font-size-complex="18pt"/>
    </style:style>
    <style:style style:name="P8" style:family="paragraph">
      <loext:graphic-properties draw:fill="none" draw:fill-color="#ffffff"/>
      <style:text-properties fo:color="#bf0041" fo:font-size="18pt" fo:font-weight="bold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color="#0000ff" fo:font-size="18pt" style:font-size-asian="18pt" style:font-size-complex="18pt"/>
    </style:style>
    <style:style style:name="T3" style:family="text">
      <style:text-properties fo:color="#00ae00" fo:font-size="18pt" style:font-size-asian="18pt" style:font-size-complex="18pt"/>
    </style:style>
    <style:style style:name="T4" style:family="text">
      <style:text-properties fo:color="#bf0041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.6cm" svg:x="6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14cm" svg:height="1.673cm" svg:x="7.2cm" svg:y="4.3cm">
          <draw:text-box>
            <text:p>Typical herd</text:p>
            <text:p>with N cows</text:p>
          </draw:text-box>
        </draw:frame>
        <draw:frame draw:style-name="gr3" draw:text-style-name="P3" draw:layer="layout" svg:width="5.387cm" svg:height="0.839cm" svg:x="6.3cm" svg:y="0.8cm">
          <draw:text-box>
            <text:p><text:span text:style-name="T1">heifers, bulls, semen</text:span></text:p>
          </draw:text-box>
        </draw:frame>
        <draw:custom-shape draw:style-name="gr4" draw:text-style-name="P1" draw:layer="layout" svg:width="6.2cm" svg:height="1.3cm" svg:x="5.9cm" svg:y="0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43cm" svg:height="2.603cm" svg:x="0.9cm" svg:y="3.9cm">
          <draw:text-box>
            <text:p><text:span text:style-name="T1">housing</text:span></text:p>
            <text:p><text:span text:style-name="T1">feed</text:span></text:p>
            <text:p><text:span text:style-name="T1">veterinary</text:span></text:p>
            <text:p><text:span text:style-name="T1">housing</text:span></text:p>
          </draw:text-box>
        </draw:frame>
        <draw:custom-shape draw:style-name="gr6" draw:text-style-name="P1" draw:layer="layout" svg:width="3.3cm" svg:height="3.5cm" svg:x="0.7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006cm" svg:height="0.962cm" svg:x="0.4cm" svg:y="0.7cm">
          <draw:text-box>
            <text:p><text:span text:style-name="T2">Input ==&gt; Costs</text:span></text:p>
          </draw:text-box>
        </draw:frame>
        <draw:line draw:style-name="gr8" draw:text-style-name="P1" draw:layer="layout" svg:x1="5.9cm" svg:y1="1.2cm" svg:x2="5.3cm" svg:y2="1.2cm">
          <text:p/>
        </draw:line>
        <draw:line draw:style-name="gr9" draw:text-style-name="P1" draw:layer="layout" svg:x1="2.5cm" svg:y1="1.7cm" svg:x2="2.5cm" svg:y2="3.5cm">
          <text:p/>
        </draw:line>
        <draw:custom-shape draw:style-name="gr10" draw:text-style-name="P1" draw:layer="layout" svg:width="2cm" svg:height="0.4cm" svg:x="4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7cm" svg:height="0.8cm" draw:transform="rotate (1.5707963267949) translate (8.6cm 3.6cm)">
          <text:p/>
          <draw:enhanced-geometry svg:viewBox="0 0 21600 21600" draw:mirror-vertical="true" draw:text-areas="0 ?f0 ?f5 ?f2" draw:type="right-arrow" draw:modifiers="14168.7366167024 4963.863447127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2.695cm" svg:height="1.427cm" svg:x="5cm" svg:y="7.9cm">
          <draw:text-box>
            <text:p text:style-name="P5"><text:span text:style-name="T1">slaughter</text:span></text:p>
            <text:p text:style-name="P5"><text:span text:style-name="T1">animals</text:span></text:p>
          </draw:text-box>
        </draw:frame>
        <draw:frame draw:style-name="gr13" draw:text-style-name="P6" draw:layer="layout" svg:width="2.102cm" svg:height="1.427cm" svg:x="8.101cm" svg:y="7.901cm">
          <draw:text-box>
            <text:p text:style-name="P5"><text:span text:style-name="T1">heifers</text:span></text:p>
            <text:p text:style-name="P5"><text:span text:style-name="T1">sold</text:span></text:p>
          </draw:text-box>
        </draw:frame>
        <draw:frame draw:style-name="gr14" draw:text-style-name="P6" draw:layer="layout" svg:width="1.895cm" svg:height="1.427cm" svg:x="10.701cm" svg:y="7.902cm">
          <draw:text-box>
            <text:p text:style-name="P5"><text:span text:style-name="T1">cows</text:span></text:p>
            <text:p text:style-name="P5"><text:span text:style-name="T1">culled</text:span></text:p>
          </draw:text-box>
        </draw:frame>
        <draw:custom-shape draw:style-name="gr15" draw:text-style-name="P1" draw:layer="layout" svg:width="2.6cm" svg:height="1.7cm" svg:x="5.1cm" svg:y="7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7cm" svg:x="8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1.7cm" svg:x="10.4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cm" svg:height="0.7cm" draw:transform="rotate (-1.5707963267949) translate (6.9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4cm" svg:height="0.7cm" draw:transform="rotate (-1.5707963267949) translate (9.499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4cm" svg:height="0.7cm" draw:transform="rotate (-1.5707963267949) translate (11.798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draw:layer="layout" svg:width="6.412cm" svg:height="0.962cm" svg:x="6.2cm" svg:y="10.7cm">
          <draw:text-box>
            <text:p><text:span text:style-name="T3">Output ==&gt; Revenue</text:span></text:p>
          </draw:text-box>
        </draw:frame>
        <draw:custom-shape draw:style-name="gr19" draw:text-style-name="P1" draw:layer="layout" svg:width="8.4cm" svg:height="2.2cm" svg:x="4.9cm" svg:y="7.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8.5cm" svg:y1="10cm" svg:x2="8.5cm" svg:y2="10.7cm">
          <text:p/>
        </draw:line>
        <draw:custom-shape draw:style-name="gr21" draw:text-style-name="P1" draw:layer="layout" svg:width="5cm" svg:height="1cm" svg:x="0.3cm" svg:y="0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6.3cm" svg:height="1cm" svg:x="6.2cm" svg:y="10.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6.2cm" svg:y1="11.2cm" svg:x2="3.1cm" svg:y2="11.2cm">
          <text:p/>
        </draw:line>
        <draw:line draw:style-name="gr23" draw:text-style-name="P1" draw:layer="layout" svg:x1="0.4cm" svg:y1="1.7cm" svg:x2="0.3cm" svg:y2="11.2cm">
          <text:p/>
        </draw:line>
        <draw:frame draw:style-name="gr24" draw:text-style-name="P8" draw:layer="layout" svg:width="2.161cm" svg:height="0.962cm" svg:x="1.1cm" svg:y="10.7cm">
          <draw:text-box>
            <text:p><text:span text:style-name="T4">Profit</text:span></text:p>
          </draw:text-box>
        </draw:frame>
        <draw:line draw:style-name="gr20" draw:text-style-name="P1" draw:layer="layout" svg:x1="0.3cm" svg:y1="11.2cm" svg:x2="1.3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6T07:47:23.861845371</dc:date>
    <meta:editing-duration>PT9M25S</meta:editing-duration>
    <meta:editing-cycles>4</meta:editing-cycles>
    <meta:generator>LibreOffice/6.1.2.1$MacOSX_X86_64 LibreOffice_project/65905a128db06ba48db947242809d14d3f9a93fe</meta:generator>
    <meta:document-statistic meta:object-count="29"/>
  </office:meta>
</office:document-meta>
</file>